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93cm" fo:min-width="4.199cm"/>
    </style:style>
    <style:style style:name="gr2" style:family="graphic" style:parent-style-name="standard">
      <style:graphic-properties draw:textarea-horizontal-align="justify" draw:textarea-vertical-align="middle" draw:auto-grow-height="false" fo:min-height="0.893cm" fo:min-width="4.326cm"/>
    </style:style>
    <style:style style:name="gr3" style:family="graphic" style:parent-style-name="standard">
      <style:graphic-properties draw:textarea-horizontal-align="justify" draw:textarea-vertical-align="middle" draw:auto-grow-height="false" fo:min-height="0.893cm" fo:min-width="4.45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699cm" svg:height="1.143cm" svg:x="13.446cm" svg:y="3.921cm">
          <text:p text:style-name="P1"><text:span text:style-name="T1">CEO</text:span></text:p>
          <text:p text:style-name="P1"><text:span text:style-name="T2">Thabrani R. S.Kom,. M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26cm" svg:height="1.143cm" svg:x="2.524cm" svg:y="3.921cm">
          <text:p text:style-name="P1"><text:span text:style-name="T1">Directur</text:span></text:p>
          <text:p text:style-name="P1"><text:span text:style-name="T2">Awaluddin Razak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953cm" svg:height="1.143cm" svg:x="13.446cm" svg:y="7.731cm">
          <text:p text:style-name="P1"><text:span text:style-name="T1">Manager R&amp;B</text:span></text:p>
          <text:p text:style-name="P1">Rahman S.Kom., M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26cm" svg:height="1.143cm" svg:x="2.524cm" svg:y="7.731cm">
          <text:p text:style-name="P1"><text:span text:style-name="T1">Manager Programming</text:span></text:p>
          <text:p text:style-name="P1"><text:span text:style-name="T2">Hasyrif. S.Kom., M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953cm" svg:height="1.143cm" svg:x="13.446cm" svg:y="11.541cm">
          <text:p text:style-name="P1"><text:span text:style-name="T1">Superviosor</text:span></text:p>
          <text:p text:style-name="P1"><text:span text:style-name="T2">Herma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26cm" svg:height="1.143cm" svg:x="2.524cm" svg:y="11.541cm">
          <text:p text:style-name="P1"><text:span text:style-name="T1">Keuangan</text:span></text:p>
          <text:p text:style-name="P1"><text:span text:style-name="T2">Awaluddin Nur SE., AK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953cm" svg:height="1.143cm" svg:x="13.573cm" svg:y="15.605cm">
          <text:p text:style-name="P1"><text:span text:style-name="T1">HRD</text:span></text:p>
          <text:p text:style-name="P1">Emi Masiur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26cm" svg:height="1.143cm" svg:x="2.524cm" svg:y="15.605cm">
          <text:p text:style-name="P1"><text:span text:style-name="T1">Marketing</text:span></text:p>
          <text:p text:style-name="P1"><text:span text:style-name="T2">Mutmainnah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4T11:44:26.200751039</meta:creation-date>
    <meta:editing-duration>PT3M35S</meta:editing-duration>
    <meta:editing-cycles>3</meta:editing-cycles>
    <meta:generator>LibreOffice/5.1.6.2$Linux_X86_64 LibreOffice_project/10m0$Build-2</meta:generator>
    <dc:date>2018-01-24T11:54:16.342582990</dc:date>
    <meta:document-statistic meta:object-count="8"/>
  </office:meta>
</office:document-meta>
</file>